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61980730731" calcext:value-type="float">
            <text:p>2.19262</text:p>
          </table:table-cell>
          <table:table-cell office:value-type="float" office:value="2.51123050133467" calcext:value-type="float">
            <text:p>2.51123</text:p>
          </table:table-cell>
          <table:table-cell office:value-type="float" office:value="4.40088088088088" calcext:value-type="float">
            <text:p>4.4008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562218468468" calcext:value-type="float">
            <text:p>2.18562</text:p>
          </table:table-cell>
          <table:table-cell office:value-type="float" office:value="2.49890901317985" calcext:value-type="float">
            <text:p>2.49891</text:p>
          </table:table-cell>
          <table:table-cell office:value-type="float" office:value="4.37984734734735" calcext:value-type="float">
            <text:p>4.379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204310488578" calcext:value-type="float">
            <text:p>2.31204</text:p>
          </table:table-cell>
          <table:table-cell office:value-type="float" office:value="2.41910330165083" calcext:value-type="float">
            <text:p>2.4191</text:p>
          </table:table-cell>
          <table:table-cell office:value-type="float" office:value="4.3657316158079" calcext:value-type="float">
            <text:p>4.3657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368329998332" calcext:value-type="float">
            <text:p>2.29368</text:p>
          </table:table-cell>
          <table:table-cell office:value-type="float" office:value="2.41858491745873" calcext:value-type="float">
            <text:p>2.41858</text:p>
          </table:table-cell>
          <table:table-cell office:value-type="float" office:value="4.27243871935968" calcext:value-type="float">
            <text:p>4.2724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3199753982153" calcext:value-type="float">
            <text:p>2.332</text:p>
          </table:table-cell>
          <table:table-cell office:value-type="float" office:value="2.43258308314569" calcext:value-type="float">
            <text:p>2.43258</text:p>
          </table:table-cell>
          <table:table-cell office:value-type="float" office:value="4.33516637478109" calcext:value-type="float">
            <text:p>4.3351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771203402552" calcext:value-type="float">
            <text:p>2.32771</text:p>
          </table:table-cell>
          <table:table-cell office:value-type="float" office:value="2.44313276624135" calcext:value-type="float">
            <text:p>2.44313</text:p>
          </table:table-cell>
          <table:table-cell office:value-type="float" office:value="4.33728546409807" calcext:value-type="float">
            <text:p>4.3372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398113365056" calcext:value-type="float">
            <text:p>2.20398</text:p>
          </table:table-cell>
          <table:table-cell office:value-type="float" office:value="2.31446896652475" calcext:value-type="float">
            <text:p>2.31447</text:p>
          </table:table-cell>
          <table:table-cell office:value-type="float" office:value="3.13557225144002" calcext:value-type="float">
            <text:p>3.1355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4251334668" calcext:value-type="float">
            <text:p>2.19743</text:p>
          </table:table-cell>
          <table:table-cell office:value-type="float" office:value="2.31136407240574" calcext:value-type="float">
            <text:p>2.31136</text:p>
          </table:table-cell>
          <table:table-cell office:value-type="float" office:value="3.21303303303303" calcext:value-type="float">
            <text:p>3.2130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172015765766" calcext:value-type="float">
            <text:p>2.20172</text:p>
          </table:table-cell>
          <table:table-cell office:value-type="float" office:value="2.31076201201201" calcext:value-type="float">
            <text:p>2.31076</text:p>
          </table:table-cell>
          <table:table-cell office:value-type="float" office:value="3.24676551551552" calcext:value-type="float">
            <text:p>3.2467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55482620655" calcext:value-type="float">
            <text:p>2.15555</text:p>
          </table:table-cell>
          <table:table-cell office:value-type="float" office:value="2.30289384846212" calcext:value-type="float">
            <text:p>2.30289</text:p>
          </table:table-cell>
          <table:table-cell office:value-type="float" office:value="3.13780195048762" calcext:value-type="float">
            <text:p>3.137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907341418688" calcext:value-type="float">
            <text:p>2.14907</text:p>
          </table:table-cell>
          <table:table-cell office:value-type="float" office:value="2.3025048970576" calcext:value-type="float">
            <text:p>2.3025</text:p>
          </table:table-cell>
          <table:table-cell office:value-type="float" office:value="3.15696299074769" calcext:value-type="float">
            <text:p>3.1569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1250730811" calcext:value-type="float">
            <text:p>2.19013</text:p>
          </table:table-cell>
          <table:table-cell office:value-type="float" office:value="2.30025755867368" calcext:value-type="float">
            <text:p>2.30026</text:p>
          </table:table-cell>
          <table:table-cell office:value-type="float" office:value="3.95411801553495" calcext:value-type="float">
            <text:p>3.9541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832633842813" calcext:value-type="float">
            <text:p>2.19833</text:p>
          </table:table-cell>
          <table:table-cell office:value-type="float" office:value="2.29970778000501" calcext:value-type="float">
            <text:p>2.29971</text:p>
          </table:table-cell>
          <table:table-cell office:value-type="float" office:value="4.03291781508394" calcext:value-type="float">
            <text:p>4.0329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22293179731" calcext:value-type="float">
            <text:p>2.20822</text:p>
          </table:table-cell>
          <table:table-cell office:value-type="float" office:value="2.29890381083563" calcext:value-type="float">
            <text:p>2.2989</text:p>
          </table:table-cell>
          <table:table-cell office:value-type="float" office:value="3.21477210117706" calcext:value-type="float">
            <text:p>3.2147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45145145145" calcext:value-type="float">
            <text:p>2.29645</text:p>
          </table:table-cell>
          <table:table-cell office:value-type="float" office:value="2.37667208875542" calcext:value-type="float">
            <text:p>2.37667</text:p>
          </table:table-cell>
          <table:table-cell office:value-type="float" office:value="4.34356481481481" calcext:value-type="float">
            <text:p>4.3435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447906239573" calcext:value-type="float">
            <text:p>2.27448</text:p>
          </table:table-cell>
          <table:table-cell office:value-type="float" office:value="2.38890880463797" calcext:value-type="float">
            <text:p>2.38891</text:p>
          </table:table-cell>
          <table:table-cell office:value-type="float" office:value="4.43307057057057" calcext:value-type="float">
            <text:p>4.4330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73674005504" calcext:value-type="float">
            <text:p>2.27274</text:p>
          </table:table-cell>
          <table:table-cell office:value-type="float" office:value="2.2656332874656" calcext:value-type="float">
            <text:p>2.26563</text:p>
          </table:table-cell>
          <table:table-cell office:value-type="float" office:value="3.13956967725794" calcext:value-type="float">
            <text:p>3.1395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02707603802" calcext:value-type="float">
            <text:p>2.27103</text:p>
          </table:table-cell>
          <table:table-cell office:value-type="float" office:value="2.40151356928464" calcext:value-type="float">
            <text:p>2.40151</text:p>
          </table:table-cell>
          <table:table-cell office:value-type="float" office:value="3.99577163581791" calcext:value-type="float">
            <text:p>3.995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21283558446" calcext:value-type="float">
            <text:p>2.26921</text:p>
          </table:table-cell>
          <table:table-cell office:value-type="float" office:value="2.40706624145406" calcext:value-type="float">
            <text:p>2.40707</text:p>
          </table:table-cell>
          <table:table-cell office:value-type="float" office:value="3.97982741370685" calcext:value-type="float">
            <text:p>3.979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233339584896" calcext:value-type="float">
            <text:p>2.17233</text:p>
          </table:table-cell>
          <table:table-cell office:value-type="float" office:value="2.26695225889806" calcext:value-type="float">
            <text:p>2.26695</text:p>
          </table:table-cell>
          <table:table-cell office:value-type="float" office:value="3.28855713928482" calcext:value-type="float">
            <text:p>3.2885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62837837838" calcext:value-type="float">
            <text:p>2.26463</text:p>
          </table:table-cell>
          <table:table-cell office:value-type="float" office:value="2.26656479396063" calcext:value-type="float">
            <text:p>2.26656</text:p>
          </table:table-cell>
          <table:table-cell office:value-type="float" office:value="3.55194694694695" calcext:value-type="float">
            <text:p>3.5519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431598264932" calcext:value-type="float">
            <text:p>2.26432</text:p>
          </table:table-cell>
          <table:table-cell office:value-type="float" office:value="2.26396761344678" calcext:value-type="float">
            <text:p>2.26397</text:p>
          </table:table-cell>
          <table:table-cell office:value-type="float" office:value="3.56004754754755" calcext:value-type="float">
            <text:p>3.5600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977201651238" calcext:value-type="float">
            <text:p>2.25977</text:p>
          </table:table-cell>
          <table:table-cell office:value-type="float" office:value="2.26357872571095" calcext:value-type="float">
            <text:p>2.26358</text:p>
          </table:table-cell>
          <table:table-cell office:value-type="float" office:value="3.14642606955216" calcext:value-type="float">
            <text:p>3.1464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699547124134" calcext:value-type="float">
            <text:p>2.257</text:p>
          </table:table-cell>
          <table:table-cell office:value-type="float" office:value="2.33634506219217" calcext:value-type="float">
            <text:p>2.33635</text:p>
          </table:table-cell>
          <table:table-cell office:value-type="float" office:value="4.16663285750063" calcext:value-type="float">
            <text:p>4.1666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487258953168" calcext:value-type="float">
            <text:p>2.25487</text:p>
          </table:table-cell>
          <table:table-cell office:value-type="float" office:value="2.34798991985975" calcext:value-type="float">
            <text:p>2.34799</text:p>
          </table:table-cell>
          <table:table-cell office:value-type="float" office:value="4.10304407713499" calcext:value-type="float">
            <text:p>4.1030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315221471471" calcext:value-type="float">
            <text:p>2.25315</text:p>
          </table:table-cell>
          <table:table-cell office:value-type="float" office:value="2.35667448698699" calcext:value-type="float">
            <text:p>2.35667</text:p>
          </table:table-cell>
          <table:table-cell office:value-type="float" office:value="3.56444194194194" calcext:value-type="float">
            <text:p>3.5644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98811013767" calcext:value-type="float">
            <text:p>2.25299</text:p>
          </table:table-cell>
          <table:table-cell office:value-type="float" office:value="2.36526199415937" calcext:value-type="float">
            <text:p>2.36526</text:p>
          </table:table-cell>
          <table:table-cell office:value-type="float" office:value="3.50924280350438" calcext:value-type="float">
            <text:p>3.5092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085146286572" calcext:value-type="float">
            <text:p>2.18085</text:p>
          </table:table-cell>
          <table:table-cell office:value-type="float" office:value="2.25148016170709" calcext:value-type="float">
            <text:p>2.25148</text:p>
          </table:table-cell>
          <table:table-cell office:value-type="float" office:value="3.34405726431608" calcext:value-type="float">
            <text:p>3.3440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08243660327" calcext:value-type="float">
            <text:p>2.25108</text:p>
          </table:table-cell>
          <table:table-cell office:value-type="float" office:value="2.33311916082749" calcext:value-type="float">
            <text:p>2.33312</text:p>
          </table:table-cell>
          <table:table-cell office:value-type="float" office:value="3.51666416416416" calcext:value-type="float">
            <text:p>3.5166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27722152691" calcext:value-type="float">
            <text:p>2.24328</text:p>
          </table:table-cell>
          <table:table-cell office:value-type="float" office:value="2.34509595327493" calcext:value-type="float">
            <text:p>2.3451</text:p>
          </table:table-cell>
          <table:table-cell office:value-type="float" office:value="3.52677847309136" calcext:value-type="float">
            <text:p>3.5267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37639723056" calcext:value-type="float">
            <text:p>2.23338</text:p>
          </table:table-cell>
          <table:table-cell office:value-type="float" office:value="2.30444892809476" calcext:value-type="float">
            <text:p>2.30445</text:p>
          </table:table-cell>
          <table:table-cell office:value-type="float" office:value="3.84846471471471" calcext:value-type="float">
            <text:p>3.8484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256415873811" calcext:value-type="float">
            <text:p>2.23256</text:p>
          </table:table-cell>
          <table:table-cell office:value-type="float" office:value="2.24591021949591" calcext:value-type="float">
            <text:p>2.24591</text:p>
          </table:table-cell>
          <table:table-cell office:value-type="float" office:value="3.27094641962944" calcext:value-type="float">
            <text:p>3.2709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54235519947" calcext:value-type="float">
            <text:p>2.23254</text:p>
          </table:table-cell>
          <table:table-cell office:value-type="float" office:value="2.27227643548656" calcext:value-type="float">
            <text:p>2.27228</text:p>
          </table:table-cell>
          <table:table-cell office:value-type="float" office:value="3.28691662493741" calcext:value-type="float">
            <text:p>3.2869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36519853187" calcext:value-type="float">
            <text:p>2.22937</text:p>
          </table:table-cell>
          <table:table-cell office:value-type="float" office:value="2.37037662662663" calcext:value-type="float">
            <text:p>2.37038</text:p>
          </table:table-cell>
          <table:table-cell office:value-type="float" office:value="3.5000975975976" calcext:value-type="float">
            <text:p>3.500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87314397731" calcext:value-type="float">
            <text:p>2.22887</text:p>
          </table:table-cell>
          <table:table-cell office:value-type="float" office:value="2.31746652902903" calcext:value-type="float">
            <text:p>2.31747</text:p>
          </table:table-cell>
          <table:table-cell office:value-type="float" office:value="3.87855355355355" calcext:value-type="float">
            <text:p>3.8785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16424455024" calcext:value-type="float">
            <text:p>2.21716</text:p>
          </table:table-cell>
          <table:table-cell office:value-type="float" office:value="2.29782061722208" calcext:value-type="float">
            <text:p>2.29782</text:p>
          </table:table-cell>
          <table:table-cell office:value-type="float" office:value="3.34277875219243" calcext:value-type="float">
            <text:p>3.34278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690209220747" calcext:value-type="float">
            <text:p>2.2169</text:p>
          </table:table-cell>
          <table:table-cell office:value-type="float" office:value="2.05701505470642" calcext:value-type="float">
            <text:p>2.05702</text:p>
          </table:table-cell>
          <table:table-cell office:value-type="float" office:value="3.06431596091205" calcext:value-type="float">
            <text:p>3.0643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18560226894" calcext:value-type="float">
            <text:p>2.21519</text:p>
          </table:table-cell>
          <table:table-cell office:value-type="float" office:value="2.34272918752085" calcext:value-type="float">
            <text:p>2.34273</text:p>
          </table:table-cell>
          <table:table-cell office:value-type="float" office:value="3.5818531031031" calcext:value-type="float">
            <text:p>3.581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56875887413" calcext:value-type="float">
            <text:p>2.21357</text:p>
          </table:table-cell>
          <table:table-cell office:value-type="float" office:value="2.05256713020964" calcext:value-type="float">
            <text:p>2.05257</text:p>
          </table:table-cell>
          <table:table-cell office:value-type="float" office:value="3.07420320721624" calcext:value-type="float">
            <text:p>3.074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44118015535" calcext:value-type="float">
            <text:p>2.21344</text:p>
          </table:table-cell>
          <table:table-cell office:value-type="float" office:value="2.29690981792366" calcext:value-type="float">
            <text:p>2.29691</text:p>
          </table:table-cell>
          <table:table-cell office:value-type="float" office:value="3.36536081182661" calcext:value-type="float">
            <text:p>3.3653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70843776107" calcext:value-type="float">
            <text:p>2.21271</text:p>
          </table:table-cell>
          <table:table-cell office:value-type="float" office:value="2.17269830827068" calcext:value-type="float">
            <text:p>2.1727</text:p>
          </table:table-cell>
          <table:table-cell office:value-type="float" office:value="3.08779824561404" calcext:value-type="float">
            <text:p>3.0878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31862868139" calcext:value-type="float">
            <text:p>2.20932</text:p>
          </table:table-cell>
          <table:table-cell office:value-type="float" office:value="2.20766357095047" calcext:value-type="float">
            <text:p>2.20766</text:p>
          </table:table-cell>
          <table:table-cell office:value-type="float" office:value="2.86060366465863" calcext:value-type="float">
            <text:p>2.8606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764479609707" calcext:value-type="float">
            <text:p>2.20764</text:p>
          </table:table-cell>
          <table:table-cell office:value-type="float" office:value="2.1953427570678" calcext:value-type="float">
            <text:p>2.19534</text:p>
          </table:table-cell>
          <table:table-cell office:value-type="float" office:value="3.48707655741806" calcext:value-type="float">
            <text:p>3.4870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365367775832" calcext:value-type="float">
            <text:p>2.20365</text:p>
          </table:table-cell>
          <table:table-cell office:value-type="float" office:value="2.20475043782837" calcext:value-type="float">
            <text:p>2.20475</text:p>
          </table:table-cell>
          <table:table-cell office:value-type="float" office:value="3.52783087315487" calcext:value-type="float">
            <text:p>3.5278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19340016708" calcext:value-type="float">
            <text:p>2.20319</text:p>
          </table:table-cell>
          <table:table-cell office:value-type="float" office:value="2.19463314536341" calcext:value-type="float">
            <text:p>2.19463</text:p>
          </table:table-cell>
          <table:table-cell office:value-type="float" office:value="3.11996365914787" calcext:value-type="float">
            <text:p>3.11996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22448125837" calcext:value-type="float">
            <text:p>2.20122</text:p>
          </table:table-cell>
          <table:table-cell office:value-type="float" office:value="2.2117750167336" calcext:value-type="float">
            <text:p>2.21178</text:p>
          </table:table-cell>
          <table:table-cell office:value-type="float" office:value="2.88225276104418" calcext:value-type="float">
            <text:p>2.88225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51262942552" calcext:value-type="float">
            <text:p>2.18251</text:p>
          </table:table-cell>
          <table:table-cell office:value-type="float" office:value="2.214885500167" calcext:value-type="float">
            <text:p>2.21489</text:p>
          </table:table-cell>
          <table:table-cell office:value-type="float" office:value="2.88993111222445" calcext:value-type="float">
            <text:p>2.88993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589407982632" calcext:value-type="float">
            <text:p>2.17589</text:p>
          </table:table-cell>
          <table:table-cell office:value-type="float" office:value="2.22544234301937" calcext:value-type="float">
            <text:p>2.22544</text:p>
          </table:table-cell>
          <table:table-cell office:value-type="float" office:value="2.9321380260521" calcext:value-type="float">
            <text:p>2.9321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770056709199" calcext:value-type="float">
            <text:p>2.1677</text:p>
          </table:table-cell>
          <table:table-cell office:value-type="float" office:value="2.12081519472938" calcext:value-type="float">
            <text:p>2.12082</text:p>
          </table:table-cell>
          <table:table-cell office:value-type="float" office:value="2.99268326244683" calcext:value-type="float">
            <text:p>2.9926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185047177689" calcext:value-type="float">
            <text:p>2.16185</text:p>
          </table:table-cell>
          <table:table-cell office:value-type="float" office:value="2.34392357631931" calcext:value-type="float">
            <text:p>2.34392</text:p>
          </table:table-cell>
          <table:table-cell office:value-type="float" office:value="2.72251878757515" calcext:value-type="float">
            <text:p>2.72252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05389458761" calcext:value-type="float">
            <text:p>2.16005</text:p>
          </table:table-cell>
          <table:table-cell office:value-type="float" office:value="2.12694176882662" calcext:value-type="float">
            <text:p>2.12694</text:p>
          </table:table-cell>
          <table:table-cell office:value-type="float" office:value="3.03020265198899" calcext:value-type="float">
            <text:p>3.030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748842592593" calcext:value-type="float">
            <text:p>2.15749</text:p>
          </table:table-cell>
          <table:table-cell office:value-type="float" office:value="2.33618159826493" calcext:value-type="float">
            <text:p>2.33618</text:p>
          </table:table-cell>
          <table:table-cell office:value-type="float" office:value="3.21303928928929" calcext:value-type="float">
            <text:p>3.2130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22114502544" calcext:value-type="float">
            <text:p>2.15722</text:p>
          </table:table-cell>
          <table:table-cell office:value-type="float" office:value="2.32810107580686" calcext:value-type="float">
            <text:p>2.3281</text:p>
          </table:table-cell>
          <table:table-cell office:value-type="float" office:value="3.22385664248186" calcext:value-type="float">
            <text:p>3.2238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587942108775" calcext:value-type="float">
            <text:p>2.15588</text:p>
          </table:table-cell>
          <table:table-cell office:value-type="float" office:value="2.34025556806807" calcext:value-type="float">
            <text:p>2.34026</text:p>
          </table:table-cell>
          <table:table-cell office:value-type="float" office:value="3.23141516516517" calcext:value-type="float">
            <text:p>3.2314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5105568759903" calcext:value-type="float">
            <text:p>2.15106</text:p>
          </table:table-cell>
          <table:table-cell office:value-type="float" office:value="2.30020859394546" calcext:value-type="float">
            <text:p>2.30021</text:p>
          </table:table-cell>
          <table:table-cell office:value-type="float" office:value="3.31439329497123" calcext:value-type="float">
            <text:p>3.3143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22516887666" calcext:value-type="float">
            <text:p>2.14523</text:p>
          </table:table-cell>
          <table:table-cell office:value-type="float" office:value="2.31256171295138" calcext:value-type="float">
            <text:p>2.31256</text:p>
          </table:table-cell>
          <table:table-cell office:value-type="float" office:value="3.23578433825369" calcext:value-type="float">
            <text:p>3.2357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76828657315" calcext:value-type="float">
            <text:p>2.14477</text:p>
          </table:table-cell>
          <table:table-cell office:value-type="float" office:value="2.34134727788911" calcext:value-type="float">
            <text:p>2.34135</text:p>
          </table:table-cell>
          <table:table-cell office:value-type="float" office:value="2.67684118236473" calcext:value-type="float">
            <text:p>2.6768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426529271954" calcext:value-type="float">
            <text:p>2.14265</text:p>
          </table:table-cell>
          <table:table-cell office:value-type="float" office:value="2.3222587774164" calcext:value-type="float">
            <text:p>2.32226</text:p>
          </table:table-cell>
          <table:table-cell office:value-type="float" office:value="3.1297598198649" calcext:value-type="float">
            <text:p>3.1297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154306319827" calcext:value-type="float">
            <text:p>2.13154</text:p>
          </table:table-cell>
          <table:table-cell office:value-type="float" office:value="2.17513006503252" calcext:value-type="float">
            <text:p>2.17513</text:p>
          </table:table-cell>
          <table:table-cell office:value-type="float" office:value="3.06183216608304" calcext:value-type="float">
            <text:p>3.061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610774137069" calcext:value-type="float">
            <text:p>2.12611</text:p>
          </table:table-cell>
          <table:table-cell office:value-type="float" office:value="2.1786807987327" calcext:value-type="float">
            <text:p>2.17868</text:p>
          </table:table-cell>
          <table:table-cell office:value-type="float" office:value="3.00493996998499" calcext:value-type="float">
            <text:p>3.0049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5" calcext:value-type="float">
            <text:p>5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3199753982153" calcext:value-type="float">
            <text:p>2.332</text:p>
          </table:table-cell>
          <table:table-cell office:value-type="float" office:value="2.43258308314569" calcext:value-type="float">
            <text:p>2.43258</text:p>
          </table:table-cell>
          <table:table-cell office:value-type="float" office:value="4.33516637478109" calcext:value-type="float">
            <text:p>4.3351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8])" office:value-type="float" office:value="2.22700566924285" calcext:value-type="float">
            <text:p>2.22701</text:p>
          </table:table-cell>
          <table:table-cell table:formula="of:=AVERAGE([.BT1:.BT8])" office:value-type="float" office:value="2.28035807126271" calcext:value-type="float">
            <text:p>2.28036</text:p>
          </table:table-cell>
          <table:table-cell table:formula="of:=AVERAGE([.BU1:.BU8])" office:value-type="float" office:value="3.69234315934605" calcext:value-type="float">
            <text:p>3.69234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771203402552" calcext:value-type="float">
            <text:p>2.32771</text:p>
          </table:table-cell>
          <table:table-cell office:value-type="float" office:value="2.44313276624135" calcext:value-type="float">
            <text:p>2.44313</text:p>
          </table:table-cell>
          <table:table-cell office:value-type="float" office:value="4.33728546409807" calcext:value-type="float">
            <text:p>4.3372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7966813095724" calcext:value-type="float">
            <text:p>2.27967</text:p>
          </table:table-cell>
          <table:table-cell table:formula="of:=AVERAGE([.BT1:.BT5])" office:value-type="float" office:value="2.35242238750196" calcext:value-type="float">
            <text:p>2.35242</text:p>
          </table:table-cell>
          <table:table-cell table:formula="of:=AVERAGE([.BU1:.BU5])" office:value-type="float" office:value="4.08835409734227" calcext:value-type="float">
            <text:p>4.08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45145145145" calcext:value-type="float">
            <text:p>2.29645</text:p>
          </table:table-cell>
          <table:table-cell office:value-type="float" office:value="2.37667208875542" calcext:value-type="float">
            <text:p>2.37667</text:p>
          </table:table-cell>
          <table:table-cell office:value-type="float" office:value="4.34356481481481" calcext:value-type="float">
            <text:p>4.3435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447906239573" calcext:value-type="float">
            <text:p>2.27448</text:p>
          </table:table-cell>
          <table:table-cell office:value-type="float" office:value="2.38890880463797" calcext:value-type="float">
            <text:p>2.38891</text:p>
          </table:table-cell>
          <table:table-cell office:value-type="float" office:value="4.43307057057057" calcext:value-type="float">
            <text:p>4.4330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770056709199" calcext:value-type="float">
            <text:p>2.1677</text:p>
          </table:table-cell>
          <table:table-cell office:value-type="float" office:value="2.12081519472938" calcext:value-type="float">
            <text:p>2.12082</text:p>
          </table:table-cell>
          <table:table-cell office:value-type="float" office:value="2.99268326244683" calcext:value-type="float">
            <text:p>2.9926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05389458761" calcext:value-type="float">
            <text:p>2.16005</text:p>
          </table:table-cell>
          <table:table-cell office:value-type="float" office:value="2.12694176882662" calcext:value-type="float">
            <text:p>2.12694</text:p>
          </table:table-cell>
          <table:table-cell office:value-type="float" office:value="3.03020265198899" calcext:value-type="float">
            <text:p>3.030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154306319827" calcext:value-type="float">
            <text:p>2.13154</text:p>
          </table:table-cell>
          <table:table-cell office:value-type="float" office:value="2.17513006503252" calcext:value-type="float">
            <text:p>2.17513</text:p>
          </table:table-cell>
          <table:table-cell office:value-type="float" office:value="3.06183216608304" calcext:value-type="float">
            <text:p>3.061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610774137069" calcext:value-type="float">
            <text:p>2.12611</text:p>
          </table:table-cell>
          <table:table-cell office:value-type="float" office:value="2.1786807987327" calcext:value-type="float">
            <text:p>2.17868</text:p>
          </table:table-cell>
          <table:table-cell office:value-type="float" office:value="3.00493996998499" calcext:value-type="float">
            <text:p>3.0049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62837837838" calcext:value-type="float">
            <text:p>2.26463</text:p>
          </table:table-cell>
          <table:table-cell office:value-type="float" office:value="2.26656479396063" calcext:value-type="float">
            <text:p>2.26656</text:p>
          </table:table-cell>
          <table:table-cell office:value-type="float" office:value="3.55194694694695" calcext:value-type="float">
            <text:p>3.5519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9:.BS26])" office:value-type="float" office:value="2.21012834287086" calcext:value-type="float">
            <text:p>2.21013</text:p>
          </table:table-cell>
          <table:table-cell table:formula="of:=AVERAGE([.BT9:.BT26])" office:value-type="float" office:value="2.23459743930708" calcext:value-type="float">
            <text:p>2.2346</text:p>
          </table:table-cell>
          <table:table-cell table:formula="of:=AVERAGE([.BU9:.BU26])" office:value-type="float" office:value="3.22977143693881" calcext:value-type="float">
            <text:p>3.2297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431598264932" calcext:value-type="float">
            <text:p>2.26432</text:p>
          </table:table-cell>
          <table:table-cell office:value-type="float" office:value="2.26396761344678" calcext:value-type="float">
            <text:p>2.26397</text:p>
          </table:table-cell>
          <table:table-cell office:value-type="float" office:value="3.56004754754755" calcext:value-type="float">
            <text:p>3.5600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9:.BS13])" office:value-type="float" office:value="2.2484747874485" calcext:value-type="float">
            <text:p>2.24847</text:p>
          </table:table-cell>
          <table:table-cell table:formula="of:=AVERAGE([.BT9:.BT13])" office:value-type="float" office:value="2.30774219441276" calcext:value-type="float">
            <text:p>2.30774</text:p>
          </table:table-cell>
          <table:table-cell table:formula="of:=AVERAGE([.BU9:.BU13])" office:value-type="float" office:value="3.49815890465653" calcext:value-type="float">
            <text:p>3.498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98811013767" calcext:value-type="float">
            <text:p>2.25299</text:p>
          </table:table-cell>
          <table:table-cell office:value-type="float" office:value="2.36526199415937" calcext:value-type="float">
            <text:p>2.36526</text:p>
          </table:table-cell>
          <table:table-cell office:value-type="float" office:value="3.50924280350438" calcext:value-type="float">
            <text:p>3.5092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27722152691" calcext:value-type="float">
            <text:p>2.24328</text:p>
          </table:table-cell>
          <table:table-cell office:value-type="float" office:value="2.34509595327493" calcext:value-type="float">
            <text:p>2.3451</text:p>
          </table:table-cell>
          <table:table-cell office:value-type="float" office:value="3.52677847309136" calcext:value-type="float">
            <text:p>3.5267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16424455024" calcext:value-type="float">
            <text:p>2.21716</text:p>
          </table:table-cell>
          <table:table-cell office:value-type="float" office:value="2.29782061722208" calcext:value-type="float">
            <text:p>2.29782</text:p>
          </table:table-cell>
          <table:table-cell office:value-type="float" office:value="3.34277875219243" calcext:value-type="float">
            <text:p>3.34278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690209220747" calcext:value-type="float">
            <text:p>2.2169</text:p>
          </table:table-cell>
          <table:table-cell office:value-type="float" office:value="2.05701505470642" calcext:value-type="float">
            <text:p>2.05702</text:p>
          </table:table-cell>
          <table:table-cell office:value-type="float" office:value="3.06431596091205" calcext:value-type="float">
            <text:p>3.0643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56875887413" calcext:value-type="float">
            <text:p>2.21357</text:p>
          </table:table-cell>
          <table:table-cell office:value-type="float" office:value="2.05256713020964" calcext:value-type="float">
            <text:p>2.05257</text:p>
          </table:table-cell>
          <table:table-cell office:value-type="float" office:value="3.07420320721624" calcext:value-type="float">
            <text:p>3.074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44118015535" calcext:value-type="float">
            <text:p>2.21344</text:p>
          </table:table-cell>
          <table:table-cell office:value-type="float" office:value="2.29690981792366" calcext:value-type="float">
            <text:p>2.29691</text:p>
          </table:table-cell>
          <table:table-cell office:value-type="float" office:value="3.36536081182661" calcext:value-type="float">
            <text:p>3.3653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70843776107" calcext:value-type="float">
            <text:p>2.21271</text:p>
          </table:table-cell>
          <table:table-cell office:value-type="float" office:value="2.17269830827068" calcext:value-type="float">
            <text:p>2.1727</text:p>
          </table:table-cell>
          <table:table-cell office:value-type="float" office:value="3.08779824561404" calcext:value-type="float">
            <text:p>3.0878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31862868139" calcext:value-type="float">
            <text:p>2.20932</text:p>
          </table:table-cell>
          <table:table-cell office:value-type="float" office:value="2.20766357095047" calcext:value-type="float">
            <text:p>2.20766</text:p>
          </table:table-cell>
          <table:table-cell office:value-type="float" office:value="2.86060366465863" calcext:value-type="float">
            <text:p>2.8606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764479609707" calcext:value-type="float">
            <text:p>2.20764</text:p>
          </table:table-cell>
          <table:table-cell office:value-type="float" office:value="2.1953427570678" calcext:value-type="float">
            <text:p>2.19534</text:p>
          </table:table-cell>
          <table:table-cell office:value-type="float" office:value="3.48707655741806" calcext:value-type="float">
            <text:p>3.4870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365367775832" calcext:value-type="float">
            <text:p>2.20365</text:p>
          </table:table-cell>
          <table:table-cell office:value-type="float" office:value="2.20475043782837" calcext:value-type="float">
            <text:p>2.20475</text:p>
          </table:table-cell>
          <table:table-cell office:value-type="float" office:value="3.52783087315487" calcext:value-type="float">
            <text:p>3.5278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19340016708" calcext:value-type="float">
            <text:p>2.20319</text:p>
          </table:table-cell>
          <table:table-cell office:value-type="float" office:value="2.19463314536341" calcext:value-type="float">
            <text:p>2.19463</text:p>
          </table:table-cell>
          <table:table-cell office:value-type="float" office:value="3.11996365914787" calcext:value-type="float">
            <text:p>3.11996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22448125837" calcext:value-type="float">
            <text:p>2.20122</text:p>
          </table:table-cell>
          <table:table-cell office:value-type="float" office:value="2.2117750167336" calcext:value-type="float">
            <text:p>2.21178</text:p>
          </table:table-cell>
          <table:table-cell office:value-type="float" office:value="2.88225276104418" calcext:value-type="float">
            <text:p>2.88225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51262942552" calcext:value-type="float">
            <text:p>2.18251</text:p>
          </table:table-cell>
          <table:table-cell office:value-type="float" office:value="2.214885500167" calcext:value-type="float">
            <text:p>2.21489</text:p>
          </table:table-cell>
          <table:table-cell office:value-type="float" office:value="2.88993111222445" calcext:value-type="float">
            <text:p>2.88993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589407982632" calcext:value-type="float">
            <text:p>2.17589</text:p>
          </table:table-cell>
          <table:table-cell office:value-type="float" office:value="2.22544234301937" calcext:value-type="float">
            <text:p>2.22544</text:p>
          </table:table-cell>
          <table:table-cell office:value-type="float" office:value="2.9321380260521" calcext:value-type="float">
            <text:p>2.9321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22114502544" calcext:value-type="float">
            <text:p>2.15722</text:p>
          </table:table-cell>
          <table:table-cell office:value-type="float" office:value="2.32810107580686" calcext:value-type="float">
            <text:p>2.3281</text:p>
          </table:table-cell>
          <table:table-cell office:value-type="float" office:value="3.22385664248186" calcext:value-type="float">
            <text:p>3.2238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426529271954" calcext:value-type="float">
            <text:p>2.14265</text:p>
          </table:table-cell>
          <table:table-cell office:value-type="float" office:value="2.3222587774164" calcext:value-type="float">
            <text:p>2.32226</text:p>
          </table:table-cell>
          <table:table-cell office:value-type="float" office:value="3.1297598198649" calcext:value-type="float">
            <text:p>3.1297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73674005504" calcext:value-type="float">
            <text:p>2.27274</text:p>
          </table:table-cell>
          <table:table-cell office:value-type="float" office:value="2.2656332874656" calcext:value-type="float">
            <text:p>2.26563</text:p>
          </table:table-cell>
          <table:table-cell office:value-type="float" office:value="3.13956967725794" calcext:value-type="float">
            <text:p>3.1395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27:.BS46])" office:value-type="float" office:value="2.21885128490333" calcext:value-type="float">
            <text:p>2.21885</text:p>
          </table:table-cell>
          <table:table-cell table:formula="of:=AVERAGE([.BT27:.BT46])" office:value-type="float" office:value="2.32698033537368" calcext:value-type="float">
            <text:p>2.32698</text:p>
          </table:table-cell>
          <table:table-cell table:formula="of:=AVERAGE([.BU27:.BU46])" office:value-type="float" office:value="3.46866009541158" calcext:value-type="float">
            <text:p>3.468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02707603802" calcext:value-type="float">
            <text:p>2.27103</text:p>
          </table:table-cell>
          <table:table-cell office:value-type="float" office:value="2.40151356928464" calcext:value-type="float">
            <text:p>2.40151</text:p>
          </table:table-cell>
          <table:table-cell office:value-type="float" office:value="3.99577163581791" calcext:value-type="float">
            <text:p>3.995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27:.BS31])" office:value-type="float" office:value="2.26594882788625" calcext:value-type="float">
            <text:p>2.26595</text:p>
          </table:table-cell>
          <table:table-cell table:formula="of:=AVERAGE([.BT27:.BT31])" office:value-type="float" office:value="2.33482737722148" calcext:value-type="float">
            <text:p>2.33483</text:p>
          </table:table-cell>
          <table:table-cell table:formula="of:=AVERAGE([.BU27:.BU31])" office:value-type="float" office:value="3.6856455307671" calcext:value-type="float">
            <text:p>3.6856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21283558446" calcext:value-type="float">
            <text:p>2.26921</text:p>
          </table:table-cell>
          <table:table-cell office:value-type="float" office:value="2.40706624145406" calcext:value-type="float">
            <text:p>2.40707</text:p>
          </table:table-cell>
          <table:table-cell office:value-type="float" office:value="3.97982741370685" calcext:value-type="float">
            <text:p>3.979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977201651238" calcext:value-type="float">
            <text:p>2.25977</text:p>
          </table:table-cell>
          <table:table-cell office:value-type="float" office:value="2.26357872571095" calcext:value-type="float">
            <text:p>2.26358</text:p>
          </table:table-cell>
          <table:table-cell office:value-type="float" office:value="3.14642606955216" calcext:value-type="float">
            <text:p>3.1464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699547124134" calcext:value-type="float">
            <text:p>2.257</text:p>
          </table:table-cell>
          <table:table-cell office:value-type="float" office:value="2.33634506219217" calcext:value-type="float">
            <text:p>2.33635</text:p>
          </table:table-cell>
          <table:table-cell office:value-type="float" office:value="4.16663285750063" calcext:value-type="float">
            <text:p>4.1666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487258953168" calcext:value-type="float">
            <text:p>2.25487</text:p>
          </table:table-cell>
          <table:table-cell office:value-type="float" office:value="2.34798991985975" calcext:value-type="float">
            <text:p>2.34799</text:p>
          </table:table-cell>
          <table:table-cell office:value-type="float" office:value="4.10304407713499" calcext:value-type="float">
            <text:p>4.1030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315221471471" calcext:value-type="float">
            <text:p>2.25315</text:p>
          </table:table-cell>
          <table:table-cell office:value-type="float" office:value="2.35667448698699" calcext:value-type="float">
            <text:p>2.35667</text:p>
          </table:table-cell>
          <table:table-cell office:value-type="float" office:value="3.56444194194194" calcext:value-type="float">
            <text:p>3.5644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08243660327" calcext:value-type="float">
            <text:p>2.25108</text:p>
          </table:table-cell>
          <table:table-cell office:value-type="float" office:value="2.33311916082749" calcext:value-type="float">
            <text:p>2.33312</text:p>
          </table:table-cell>
          <table:table-cell office:value-type="float" office:value="3.51666416416416" calcext:value-type="float">
            <text:p>3.5166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37639723056" calcext:value-type="float">
            <text:p>2.23338</text:p>
          </table:table-cell>
          <table:table-cell office:value-type="float" office:value="2.30444892809476" calcext:value-type="float">
            <text:p>2.30445</text:p>
          </table:table-cell>
          <table:table-cell office:value-type="float" office:value="3.84846471471471" calcext:value-type="float">
            <text:p>3.8484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256415873811" calcext:value-type="float">
            <text:p>2.23256</text:p>
          </table:table-cell>
          <table:table-cell office:value-type="float" office:value="2.24591021949591" calcext:value-type="float">
            <text:p>2.24591</text:p>
          </table:table-cell>
          <table:table-cell office:value-type="float" office:value="3.27094641962944" calcext:value-type="float">
            <text:p>3.2709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54235519947" calcext:value-type="float">
            <text:p>2.23254</text:p>
          </table:table-cell>
          <table:table-cell office:value-type="float" office:value="2.27227643548656" calcext:value-type="float">
            <text:p>2.27228</text:p>
          </table:table-cell>
          <table:table-cell office:value-type="float" office:value="3.28691662493741" calcext:value-type="float">
            <text:p>3.2869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36519853187" calcext:value-type="float">
            <text:p>2.22937</text:p>
          </table:table-cell>
          <table:table-cell office:value-type="float" office:value="2.37037662662663" calcext:value-type="float">
            <text:p>2.37038</text:p>
          </table:table-cell>
          <table:table-cell office:value-type="float" office:value="3.5000975975976" calcext:value-type="float">
            <text:p>3.500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87314397731" calcext:value-type="float">
            <text:p>2.22887</text:p>
          </table:table-cell>
          <table:table-cell office:value-type="float" office:value="2.31746652902903" calcext:value-type="float">
            <text:p>2.31747</text:p>
          </table:table-cell>
          <table:table-cell office:value-type="float" office:value="3.87855355355355" calcext:value-type="float">
            <text:p>3.8785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18560226894" calcext:value-type="float">
            <text:p>2.21519</text:p>
          </table:table-cell>
          <table:table-cell office:value-type="float" office:value="2.34272918752085" calcext:value-type="float">
            <text:p>2.34273</text:p>
          </table:table-cell>
          <table:table-cell office:value-type="float" office:value="3.5818531031031" calcext:value-type="float">
            <text:p>3.581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185047177689" calcext:value-type="float">
            <text:p>2.16185</text:p>
          </table:table-cell>
          <table:table-cell office:value-type="float" office:value="2.34392357631931" calcext:value-type="float">
            <text:p>2.34392</text:p>
          </table:table-cell>
          <table:table-cell office:value-type="float" office:value="2.72251878757515" calcext:value-type="float">
            <text:p>2.72252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748842592593" calcext:value-type="float">
            <text:p>2.15749</text:p>
          </table:table-cell>
          <table:table-cell office:value-type="float" office:value="2.33618159826493" calcext:value-type="float">
            <text:p>2.33618</text:p>
          </table:table-cell>
          <table:table-cell office:value-type="float" office:value="3.21303928928929" calcext:value-type="float">
            <text:p>3.2130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587942108775" calcext:value-type="float">
            <text:p>2.15588</text:p>
          </table:table-cell>
          <table:table-cell office:value-type="float" office:value="2.34025556806807" calcext:value-type="float">
            <text:p>2.34026</text:p>
          </table:table-cell>
          <table:table-cell office:value-type="float" office:value="3.23141516516517" calcext:value-type="float">
            <text:p>3.2314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5105568759903" calcext:value-type="float">
            <text:p>2.15106</text:p>
          </table:table-cell>
          <table:table-cell office:value-type="float" office:value="2.30020859394546" calcext:value-type="float">
            <text:p>2.30021</text:p>
          </table:table-cell>
          <table:table-cell office:value-type="float" office:value="3.31439329497123" calcext:value-type="float">
            <text:p>3.3143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22516887666" calcext:value-type="float">
            <text:p>2.14523</text:p>
          </table:table-cell>
          <table:table-cell office:value-type="float" office:value="2.31256171295138" calcext:value-type="float">
            <text:p>2.31256</text:p>
          </table:table-cell>
          <table:table-cell office:value-type="float" office:value="3.23578433825369" calcext:value-type="float">
            <text:p>3.2357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76828657315" calcext:value-type="float">
            <text:p>2.14477</text:p>
          </table:table-cell>
          <table:table-cell office:value-type="float" office:value="2.34134727788911" calcext:value-type="float">
            <text:p>2.34135</text:p>
          </table:table-cell>
          <table:table-cell office:value-type="float" office:value="2.67684118236473" calcext:value-type="float">
            <text:p>2.6768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61980730731" calcext:value-type="float">
            <text:p>2.19262</text:p>
          </table:table-cell>
          <table:table-cell office:value-type="float" office:value="2.51123050133467" calcext:value-type="float">
            <text:p>2.51123</text:p>
          </table:table-cell>
          <table:table-cell office:value-type="float" office:value="4.40088088088088" calcext:value-type="float">
            <text:p>4.4008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7:.BS60])" office:value-type="float" office:value="2.20297016171791" calcext:value-type="float">
            <text:p>2.20297</text:p>
          </table:table-cell>
          <table:table-cell table:formula="of:=AVERAGE([.BT47:.BT60])" office:value-type="float" office:value="2.34336593572898" calcext:value-type="float">
            <text:p>2.34337</text:p>
          </table:table-cell>
          <table:table-cell table:formula="of:=AVERAGE([.BU47:.BU60])" office:value-type="float" office:value="3.65310404571547" calcext:value-type="float">
            <text:p>3.65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562218468468" calcext:value-type="float">
            <text:p>2.18562</text:p>
          </table:table-cell>
          <table:table-cell office:value-type="float" office:value="2.49890901317985" calcext:value-type="float">
            <text:p>2.49891</text:p>
          </table:table-cell>
          <table:table-cell office:value-type="float" office:value="4.37984734734735" calcext:value-type="float">
            <text:p>4.379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7:.BS51])" office:value-type="float" office:value="2.23758990610233" calcext:value-type="float">
            <text:p>2.23759</text:p>
          </table:table-cell>
          <table:table-cell table:formula="of:=AVERAGE([.BT47:.BT51])" office:value-type="float" office:value="2.43245934002977" calcext:value-type="float">
            <text:p>2.43246</text:p>
          </table:table-cell>
          <table:table-cell table:formula="of:=AVERAGE([.BU47:.BU51])" office:value-type="float" office:value="4.11089416296717" calcext:value-type="float">
            <text:p>4.11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204310488578" calcext:value-type="float">
            <text:p>2.31204</text:p>
          </table:table-cell>
          <table:table-cell office:value-type="float" office:value="2.41910330165083" calcext:value-type="float">
            <text:p>2.4191</text:p>
          </table:table-cell>
          <table:table-cell office:value-type="float" office:value="4.3657316158079" calcext:value-type="float">
            <text:p>4.3657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368329998332" calcext:value-type="float">
            <text:p>2.29368</text:p>
          </table:table-cell>
          <table:table-cell office:value-type="float" office:value="2.41858491745873" calcext:value-type="float">
            <text:p>2.41858</text:p>
          </table:table-cell>
          <table:table-cell office:value-type="float" office:value="4.27243871935968" calcext:value-type="float">
            <text:p>4.2724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398113365056" calcext:value-type="float">
            <text:p>2.20398</text:p>
          </table:table-cell>
          <table:table-cell office:value-type="float" office:value="2.31446896652475" calcext:value-type="float">
            <text:p>2.31447</text:p>
          </table:table-cell>
          <table:table-cell office:value-type="float" office:value="3.13557225144002" calcext:value-type="float">
            <text:p>3.1355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4251334668" calcext:value-type="float">
            <text:p>2.19743</text:p>
          </table:table-cell>
          <table:table-cell office:value-type="float" office:value="2.31136407240574" calcext:value-type="float">
            <text:p>2.31136</text:p>
          </table:table-cell>
          <table:table-cell office:value-type="float" office:value="3.21303303303303" calcext:value-type="float">
            <text:p>3.2130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172015765766" calcext:value-type="float">
            <text:p>2.20172</text:p>
          </table:table-cell>
          <table:table-cell office:value-type="float" office:value="2.31076201201201" calcext:value-type="float">
            <text:p>2.31076</text:p>
          </table:table-cell>
          <table:table-cell office:value-type="float" office:value="3.24676551551552" calcext:value-type="float">
            <text:p>3.2467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55482620655" calcext:value-type="float">
            <text:p>2.15555</text:p>
          </table:table-cell>
          <table:table-cell office:value-type="float" office:value="2.30289384846212" calcext:value-type="float">
            <text:p>2.30289</text:p>
          </table:table-cell>
          <table:table-cell office:value-type="float" office:value="3.13780195048762" calcext:value-type="float">
            <text:p>3.137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907341418688" calcext:value-type="float">
            <text:p>2.14907</text:p>
          </table:table-cell>
          <table:table-cell office:value-type="float" office:value="2.3025048970576" calcext:value-type="float">
            <text:p>2.3025</text:p>
          </table:table-cell>
          <table:table-cell office:value-type="float" office:value="3.15696299074769" calcext:value-type="float">
            <text:p>3.1569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1250730811" calcext:value-type="float">
            <text:p>2.19013</text:p>
          </table:table-cell>
          <table:table-cell office:value-type="float" office:value="2.30025755867368" calcext:value-type="float">
            <text:p>2.30026</text:p>
          </table:table-cell>
          <table:table-cell office:value-type="float" office:value="3.95411801553495" calcext:value-type="float">
            <text:p>3.9541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832633842813" calcext:value-type="float">
            <text:p>2.19833</text:p>
          </table:table-cell>
          <table:table-cell office:value-type="float" office:value="2.29970778000501" calcext:value-type="float">
            <text:p>2.29971</text:p>
          </table:table-cell>
          <table:table-cell office:value-type="float" office:value="4.03291781508394" calcext:value-type="float">
            <text:p>4.0329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22293179731" calcext:value-type="float">
            <text:p>2.20822</text:p>
          </table:table-cell>
          <table:table-cell office:value-type="float" office:value="2.29890381083563" calcext:value-type="float">
            <text:p>2.2989</text:p>
          </table:table-cell>
          <table:table-cell office:value-type="float" office:value="3.21477210117706" calcext:value-type="float">
            <text:p>3.2147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233339584896" calcext:value-type="float">
            <text:p>2.17233</text:p>
          </table:table-cell>
          <table:table-cell office:value-type="float" office:value="2.26695225889806" calcext:value-type="float">
            <text:p>2.26695</text:p>
          </table:table-cell>
          <table:table-cell office:value-type="float" office:value="3.28855713928482" calcext:value-type="float">
            <text:p>3.2885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085146286572" calcext:value-type="float">
            <text:p>2.18085</text:p>
          </table:table-cell>
          <table:table-cell office:value-type="float" office:value="2.25148016170709" calcext:value-type="float">
            <text:p>2.25148</text:p>
          </table:table-cell>
          <table:table-cell office:value-type="float" office:value="3.34405726431608" calcext:value-type="float">
            <text:p>3.3440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5" calcext:value-type="float">
            <text:p>5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0" calcext:value-type="float">
            <text:p>0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0" calcext:value-type="float">
            <text:p>0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0" calcext:value-type="float">
            <text:p>0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0" calcext:value-type="float">
            <text:p>0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0" calcext:value-type="float">
            <text:p>0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38:41.709004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43:45.511948821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298" meta:object-count="0"/>
  </office:meta>
</office:document-meta>
</file>